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333366" draw:textarea-horizontal-align="justify" draw:textarea-vertical-align="middle" draw:auto-grow-height="false" fo:min-height="4.794cm" fo:min-width="6.957cm"/>
    </style:style>
    <style:style style:name="gr2" style:family="graphic" style:parent-style-name="standard">
      <style:graphic-properties draw:fill="solid" draw:fill-color="#006600" draw:textarea-horizontal-align="justify" draw:textarea-vertical-align="middle" draw:auto-grow-height="false" fo:min-height="12.323cm" fo:min-width="3.056cm"/>
    </style:style>
    <style:style style:name="gr3" style:family="graphic" style:parent-style-name="standard">
      <style:graphic-properties svg:stroke-width="0cm" draw:marker-start-width="0.199cm" draw:marker-end-width="0.199cm" draw:fill="solid" draw:fill-color="#cccccc" draw:textarea-horizontal-align="justify" draw:textarea-vertical-align="middle" draw:auto-grow-height="false" fo:min-height="0.893cm" fo:min-width="1.773cm" fo:padding-top="0.124cm" fo:padding-bottom="0.124cm" fo:padding-left="0.249cm" fo:padding-right="0.249cm"/>
    </style:style>
    <style:style style:name="gr4" style:family="graphic" style:parent-style-name="standard">
      <style:graphic-properties svg:stroke-width="0cm" draw:marker-start-width="0.199cm" draw:marker-end-width="0.199cm" draw:fill="solid" draw:fill-color="#ffff00" draw:textarea-horizontal-align="justify" draw:textarea-vertical-align="middle" draw:auto-grow-height="false" fo:min-height="0.677cm" fo:min-width="0.223cm" fo:padding-top="0.124cm" fo:padding-bottom="0.124cm" fo:padding-left="0.249cm" fo:padding-right="0.249cm"/>
    </style:style>
    <style:style style:name="gr5" style:family="graphic" style:parent-style-name="standard">
      <style:graphic-properties svg:stroke-width="0cm" draw:marker-start-width="0.199cm" draw:marker-end-width="0.199cm" draw:fill="solid" draw:fill-color="#ffff00" draw:textarea-horizontal-align="justify" draw:textarea-vertical-align="middle" draw:auto-grow-height="false" fo:min-height="0.382cm" fo:min-width="1.233cm" fo:padding-top="0.124cm" fo:padding-bottom="0.124cm" fo:padding-left="0.249cm" fo:padding-right="0.249cm"/>
    </style:style>
    <style:style style:name="gr6" style:family="graphic" style:parent-style-name="standard">
      <style:graphic-properties svg:stroke-width="0cm" draw:marker-start-width="0.199cm" draw:marker-end-width="0.199cm" draw:fill="solid" draw:fill-color="#ffff00" draw:textarea-horizontal-align="justify" draw:textarea-vertical-align="middle" draw:auto-grow-height="false" fo:min-height="0.385cm" fo:min-width="1.233cm" fo:padding-top="0.124cm" fo:padding-bottom="0.124cm" fo:padding-left="0.249cm" fo:padding-right="0.249cm"/>
    </style:style>
    <style:style style:name="gr7" style:family="graphic" style:parent-style-name="standard">
      <style:graphic-properties svg:stroke-width="0cm" draw:marker-start-width="0.199cm" draw:marker-end-width="0.199cm" draw:fill="solid" draw:fill-color="#ffff00" draw:textarea-horizontal-align="justify" draw:textarea-vertical-align="middle" draw:auto-grow-height="false" fo:min-height="0.677cm" fo:min-width="0.222cm" fo:padding-top="0.124cm" fo:padding-bottom="0.124cm" fo:padding-left="0.249cm" fo:padding-right="0.249cm"/>
    </style:style>
    <style:style style:name="gr8" style:family="graphic" style:parent-style-name="standard">
      <style:graphic-properties draw:fill="solid" draw:fill-color="#ffd320" draw:textarea-horizontal-align="justify" draw:textarea-vertical-align="middle" draw:auto-grow-height="false" fo:min-height="0.021cm" fo:min-width="0cm"/>
    </style:style>
    <style:style style:name="gr9" style:family="graphic" style:parent-style-name="standard">
      <style:graphic-properties draw:fill="solid" draw:fill-color="#ff420e" draw:textarea-horizontal-align="justify" draw:textarea-vertical-align="middle" draw:auto-grow-height="false" fo:min-height="0.021cm" fo:min-width="0cm"/>
    </style:style>
    <style:style style:name="gr10" style:family="graphic" style:parent-style-name="standard">
      <style:graphic-properties draw:fill="solid" draw:fill-color="#ff33ff" draw:textarea-horizontal-align="justify" draw:textarea-vertical-align="middle" draw:auto-grow-height="false" fo:min-height="0.021cm" fo:min-width="0cm"/>
    </style:style>
    <style:style style:name="gr11" style:family="graphic" style:parent-style-name="standard">
      <style:graphic-properties draw:fill="solid" draw:fill-color="#ff33ff" draw:textarea-horizontal-align="justify" draw:textarea-vertical-align="middle" draw:auto-grow-height="false" fo:min-height="0.021cm" fo:min-width="0cm" draw:shadow="hidden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0.021cm" fo:min-width="0cm"/>
    </style:style>
    <style:style style:name="gr13" style:family="graphic" style:parent-style-name="standard">
      <style:graphic-properties draw:fill="solid" draw:fill-color="#66cc00" draw:textarea-horizontal-align="justify" draw:textarea-vertical-align="middle" draw:auto-grow-height="false" fo:min-height="0.021cm" fo:min-width="0cm"/>
    </style:style>
    <style:style style:name="gr14" style:family="graphic" style:parent-style-name="standard">
      <style:graphic-properties draw:fill="solid" draw:fill-color="#9900ff" draw:textarea-horizontal-align="justify" draw:textarea-vertical-align="middle" draw:auto-grow-height="false" fo:min-height="0.021cm" fo:min-width="0cm"/>
    </style:style>
    <style:style style:name="gr15" style:family="graphic" style:parent-style-name="standard">
      <style:graphic-properties draw:fill="solid" draw:fill-color="#66ffff" draw:textarea-horizontal-align="justify" draw:textarea-vertical-align="middle" draw:auto-grow-height="false" fo:min-height="0.021cm" fo:min-width="0cm"/>
    </style:style>
    <style:style style:name="gr16" style:family="graphic" style:parent-style-name="standard">
      <style:graphic-properties svg:stroke-width="0.051cm" svg:stroke-color="#ffffff" draw:marker-start-width="0.276cm" draw:marker-end-width="0.276cm" draw:fill="none" draw:textarea-horizontal-align="justify" draw:textarea-vertical-align="middle" draw:auto-grow-height="false" fo:min-height="8.209cm" fo:min-width="1.355cm" fo:padding-top="0.15cm" fo:padding-bottom="0.15cm" fo:padding-left="0.275cm" fo:padding-right="0.275cm" draw:shadow="hidden"/>
    </style:style>
    <style:style style:name="gr17" style:family="graphic" style:parent-style-name="standard">
      <style:graphic-properties svg:stroke-width="0.051cm" svg:stroke-color="#ffffff" draw:marker-start-width="0.276cm" draw:marker-end-width="0.276cm" draw:fill="none" draw:textarea-horizontal-align="justify" draw:textarea-vertical-align="middle" draw:auto-grow-height="false" fo:min-height="0.208cm" fo:min-width="0cm" fo:padding-top="0.15cm" fo:padding-bottom="0.15cm" fo:padding-left="0.275cm" fo:padding-right="0.275cm" draw:shadow="hidden"/>
    </style:style>
    <style:style style:name="gr18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fill="solid" draw:fill-color="#ffd320" draw:textarea-horizontal-align="justify" draw:textarea-vertical-align="middle" draw:auto-grow-height="false" fo:min-height="0.21cm" fo:min-width="0.868cm"/>
    </style:style>
    <style:style style:name="gr20" style:family="graphic" style:parent-style-name="standard">
      <style:graphic-properties draw:fill="solid" draw:fill-color="#ff420e" draw:textarea-horizontal-align="justify" draw:textarea-vertical-align="middle" draw:auto-grow-height="false" fo:min-height="0.21cm" fo:min-width="0.849cm"/>
    </style:style>
    <style:style style:name="gr21" style:family="graphic" style:parent-style-name="standard">
      <style:graphic-properties draw:fill="solid" draw:fill-color="#66cc00" draw:textarea-horizontal-align="justify" draw:textarea-vertical-align="middle" draw:auto-grow-height="false" fo:min-height="0.21cm" fo:min-width="0.869cm"/>
    </style:style>
    <style:style style:name="gr22" style:family="graphic" style:parent-style-name="standard">
      <style:graphic-properties draw:fill="solid" draw:fill-color="#ff33ff" draw:textarea-horizontal-align="justify" draw:textarea-vertical-align="middle" draw:auto-grow-height="false" fo:min-height="0.21cm" fo:min-width="0.869cm"/>
    </style:style>
    <style:style style:name="gr23" style:family="graphic" style:parent-style-name="standard">
      <style:graphic-properties draw:fill="solid" draw:fill-color="#ff00ff" draw:textarea-horizontal-align="justify" draw:textarea-vertical-align="middle" draw:auto-grow-height="false" fo:min-height="0.21cm" fo:min-width="0.869cm"/>
    </style:style>
    <style:style style:name="gr2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1cm" fo:min-width="0.849cm"/>
    </style:style>
    <style:style style:name="gr25" style:family="graphic" style:parent-style-name="standard">
      <style:graphic-properties draw:fill="solid" draw:fill-color="#66ffff" draw:textarea-horizontal-align="justify" draw:textarea-vertical-align="middle" draw:auto-grow-height="false" fo:min-height="0.21cm" fo:min-width="0.869cm"/>
    </style:style>
    <style:style style:name="gr26" style:family="graphic" style:parent-style-name="standard">
      <style:graphic-properties draw:fill="solid" draw:fill-color="#66cc00" draw:textarea-horizontal-align="justify" draw:textarea-vertical-align="middle" draw:auto-grow-height="false" fo:min-height="0.201cm" fo:min-width="0.869cm"/>
    </style:style>
    <style:style style:name="gr27" style:family="graphic" style:parent-style-name="standard">
      <style:graphic-properties draw:fill="solid" draw:fill-color="#9933ff" draw:textarea-horizontal-align="justify" draw:textarea-vertical-align="middle" draw:auto-grow-height="false" fo:min-height="0.21cm" fo:min-width="0.869cm"/>
    </style:style>
    <style:style style:name="gr28" style:family="graphic" style:parent-style-name="standard">
      <style:graphic-properties draw:fill="solid" draw:fill-color="#9900ff" draw:textarea-horizontal-align="justify" draw:textarea-vertical-align="middle" draw:auto-grow-height="false" fo:min-height="0.21cm" fo:min-width="0.869cm"/>
    </style:style>
    <style:style style:name="gr29" style:family="graphic" style:parent-style-name="standard">
      <style:graphic-properties draw:fill="solid" draw:fill-color="#000000" draw:textarea-horizontal-align="justify" draw:textarea-vertical-align="middle" draw:auto-grow-height="false" fo:min-height="0.188cm" fo:min-width="0cm"/>
    </style:style>
    <style:style style:name="gr30" style:family="graphic" style:parent-style-name="standard">
      <style:graphic-properties draw:fill="solid" draw:fill-color="#ffd320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fill="solid" draw:fill-color="#000000" draw:textarea-horizontal-align="justify" draw:textarea-vertical-align="middle" draw:auto-grow-height="false" fo:min-height="0.189cm" fo:min-width="0cm"/>
    </style:style>
    <style:style style:name="gr32" style:family="graphic" style:parent-style-name="standard">
      <style:graphic-properties draw:fill="solid" draw:fill-color="#ffffff" draw:textarea-horizontal-align="justify" draw:textarea-vertical-align="middle" draw:auto-grow-height="false" fo:min-height="1.528cm" fo:min-width="1.405cm"/>
    </style:style>
    <style:style style:name="gr33" style:family="graphic" style:parent-style-name="standard">
      <style:graphic-properties draw:fill="solid" draw:fill-color="#ffffff" draw:textarea-horizontal-align="justify" draw:textarea-vertical-align="middle" draw:auto-grow-height="false" fo:min-height="1.401cm" fo:min-width="1.405cm"/>
    </style:style>
    <style:style style:name="gr34" style:family="graphic" style:parent-style-name="standard">
      <style:graphic-properties draw:fill="solid" draw:fill-color="#ffffff" draw:textarea-horizontal-align="justify" draw:textarea-vertical-align="middle" draw:auto-grow-height="false" fo:min-height="2.685cm" fo:min-width="2.467cm"/>
    </style:style>
    <style:style style:name="gr35" style:family="graphic" style:parent-style-name="standard">
      <style:graphic-properties draw:fill="solid" draw:fill-color="#ffffff" draw:textarea-horizontal-align="justify" draw:textarea-vertical-align="middle" draw:auto-grow-height="false" fo:min-height="2.477cm" fo:min-width="2.46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7" style:family="graphic" style:parent-style-name="standard">
      <style:graphic-properties draw:fill="solid" draw:fill-color="#333366" draw:textarea-horizontal-align="justify" draw:textarea-vertical-align="middle" draw:auto-grow-height="false" fo:min-height="5.12cm" fo:min-width="7.283cm"/>
    </style:style>
    <style:style style:name="gr38" style:family="graphic" style:parent-style-name="standard">
      <style:graphic-properties draw:fill="solid" draw:fill-color="#9999ff" draw:textarea-horizontal-align="justify" draw:textarea-vertical-align="middle" draw:auto-grow-height="false" fo:min-height="1.812cm" fo:min-width="2.085cm"/>
    </style:style>
    <style:style style:name="gr39" style:family="graphic" style:parent-style-name="objectwithoutfill">
      <style:graphic-properties svg:stroke-width="0.051cm" svg:stroke-color="#ffff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svg:stroke-color="#000000" draw:fill="solid" draw:fill-color="#336699" draw:textarea-horizontal-align="justify" draw:textarea-vertical-align="middle" draw:auto-grow-height="false" fo:min-height="0.498cm" fo:min-width="0.248cm"/>
    </style:style>
    <style:style style:name="gr41" style:family="graphic" style:parent-style-name="standard">
      <style:graphic-properties svg:stroke-color="#000000" draw:fill="solid" draw:fill-color="#336699" draw:textarea-horizontal-align="justify" draw:textarea-vertical-align="middle" draw:auto-grow-height="false" fo:min-height="0.498cm" fo:min-width="0.249cm"/>
    </style:style>
    <style:style style:name="gr42" style:family="graphic" style:parent-style-name="standard">
      <style:graphic-properties svg:stroke-color="#000000" draw:fill="solid" draw:fill-color="#336699" draw:textarea-horizontal-align="justify" draw:textarea-vertical-align="middle" draw:auto-grow-height="false" fo:min-height="0.484cm" fo:min-width="0.251cm"/>
    </style:style>
    <style:style style:name="gr43" style:family="graphic" style:parent-style-name="standard">
      <style:graphic-properties draw:fill="solid" draw:fill-color="#b2b2b2" draw:textarea-horizontal-align="justify" draw:textarea-vertical-align="middle" draw:auto-grow-height="false" fo:min-height="0.145cm" fo:min-width="0cm"/>
    </style:style>
    <style:style style:name="gr44" style:family="graphic" style:parent-style-name="standard">
      <style:graphic-properties draw:fill="solid" draw:fill-color="#808080" draw:textarea-horizontal-align="justify" draw:textarea-vertical-align="middle" draw:auto-grow-height="false" fo:min-height="0.145cm" fo:min-width="0cm"/>
    </style:style>
    <style:style style:name="gr45" style:family="graphic" style:parent-style-name="standard">
      <style:graphic-properties draw:fill="solid" draw:fill-color="#ff420e" draw:textarea-horizontal-align="justify" draw:textarea-vertical-align="middle" draw:auto-grow-height="false" fo:min-height="0.21cm" fo:min-width="1.103cm"/>
    </style:style>
    <style:style style:name="gr46" style:family="graphic" style:parent-style-name="standard">
      <style:graphic-properties draw:fill="solid" draw:fill-color="#ffd320" draw:textarea-horizontal-align="justify" draw:textarea-vertical-align="middle" draw:auto-grow-height="false" fo:min-height="0.21cm" fo:min-width="1.103cm"/>
    </style:style>
    <style:style style:name="gr4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1cm" fo:min-width="1.103cm"/>
    </style:style>
    <style:style style:name="gr48" style:family="graphic" style:parent-style-name="standard">
      <style:graphic-properties draw:fill="solid" draw:fill-color="#66cc00" draw:textarea-horizontal-align="justify" draw:textarea-vertical-align="middle" draw:auto-grow-height="false" fo:min-height="0.21cm" fo:min-width="1.10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50" style:family="graphic" style:parent-style-name="objectwithoutfill">
      <style:graphic-properties svg:stroke-width="0.102cm" svg:stroke-color="#ffcc00" draw:marker-start-width="0.353cm" draw:marker-end-width="0.353cm" draw:fill="none" draw:textarea-vertical-align="middle" fo:padding-top="0.176cm" fo:padding-bottom="0.176cm" fo:padding-left="0.301cm" fo:padding-right="0.301cm"/>
    </style:style>
    <style:style style:name="gr51" style:family="graphic" style:parent-style-name="objectwithoutfill">
      <style:graphic-properties svg:stroke-width="0.102cm" svg:stroke-color="#ffcc00" draw:marker-start-width="0.353cm" draw:marker-end-width="0.353cm" draw:fill="none" draw:textarea-vertical-align="middle" fo:padding-top="0.176cm" fo:padding-bottom="0.176cm" fo:padding-left="0.301cm" fo:padding-right="0.301cm"/>
    </style:style>
    <style:style style:name="gr52" style:family="graphic" style:parent-style-name="objectwithoutfill">
      <style:graphic-properties svg:stroke-width="0.102cm" svg:stroke-color="#000000" draw:marker-start-width="0.353cm" draw:marker-end-width="0.353cm" draw:fill="none" draw:textarea-vertical-align="middle" fo:padding-top="0.176cm" fo:padding-bottom="0.176cm" fo:padding-left="0.301cm" fo:padding-right="0.301cm"/>
    </style:style>
    <style:style style:name="gr53" style:family="graphic" style:parent-style-name="objectwithoutfill">
      <style:graphic-properties svg:stroke-width="0.102cm" svg:stroke-color="#66ffff" draw:marker-start-width="0.353cm" draw:marker-end-width="0.353cm" draw:fill="none" draw:textarea-vertical-align="middle" fo:padding-top="0.176cm" fo:padding-bottom="0.176cm" fo:padding-left="0.301cm" fo:padding-right="0.301cm"/>
    </style:style>
    <style:style style:name="gr54" style:family="graphic" style:parent-style-name="objectwithoutfill">
      <style:graphic-properties svg:stroke-width="0.102cm" svg:stroke-color="#66cc00" draw:marker-start-width="0.353cm" draw:marker-end-width="0.353cm" draw:fill="none" draw:textarea-vertical-align="middle" fo:padding-top="0.176cm" fo:padding-bottom="0.176cm" fo:padding-left="0.301cm" fo:padding-right="0.301cm"/>
    </style:style>
    <style:style style:name="gr55" style:family="graphic" style:parent-style-name="objectwithoutfill">
      <style:graphic-properties svg:stroke-width="0.102cm" svg:stroke-color="#996633" draw:marker-start-width="0.352cm" draw:marker-end-width="0.352cm" draw:fill="none" draw:textarea-vertical-align="middle" fo:padding-top="0.175cm" fo:padding-bottom="0.175cm" fo:padding-left="0.3cm" fo:padding-right="0.3cm"/>
    </style:style>
    <style:style style:name="gr56" style:family="graphic" style:parent-style-name="objectwithoutfill">
      <style:graphic-properties svg:stroke-width="0.102cm" svg:stroke-color="#996633" draw:marker-start-width="0.353cm" draw:marker-end-width="0.353cm" draw:fill="none" draw:textarea-vertical-align="middle" fo:padding-top="0.176cm" fo:padding-bottom="0.176cm" fo:padding-left="0.301cm" fo:padding-right="0.301cm"/>
    </style:style>
    <style:style style:name="gr57" style:family="graphic" style:parent-style-name="objectwithoutfill">
      <style:graphic-properties svg:stroke-width="0.102cm" svg:stroke-color="#663399" draw:marker-start-width="0.352cm" draw:marker-end-width="0.352cm" draw:fill="none" draw:textarea-vertical-align="middle" fo:padding-top="0.175cm" fo:padding-bottom="0.175cm" fo:padding-left="0.3cm" fo:padding-right="0.3cm"/>
    </style:style>
    <style:style style:name="gr58" style:family="graphic" style:parent-style-name="objectwithoutfill">
      <style:graphic-properties svg:stroke-width="0.102cm" svg:stroke-color="#663399" draw:marker-start-width="0.353cm" draw:marker-end-width="0.353cm" draw:fill="none" draw:textarea-vertical-align="middle" fo:padding-top="0.176cm" fo:padding-bottom="0.176cm" fo:padding-left="0.301cm" fo:padding-right="0.301cm"/>
    </style:style>
    <style:style style:name="gr59" style:family="graphic" style:parent-style-name="objectwithoutfill">
      <style:graphic-properties svg:stroke-width="0.102cm" svg:stroke-color="#ff00ff" draw:marker-start-width="0.352cm" draw:marker-end-width="0.352cm" draw:fill="none" draw:textarea-vertical-align="middle" fo:padding-top="0.175cm" fo:padding-bottom="0.175cm" fo:padding-left="0.3cm" fo:padding-right="0.3cm"/>
    </style:style>
    <style:style style:name="gr60" style:family="graphic" style:parent-style-name="objectwithoutfill">
      <style:graphic-properties svg:stroke-width="0.102cm" svg:stroke-color="#ff00ff" draw:marker-start-width="0.353cm" draw:marker-end-width="0.353cm" draw:fill="none" draw:textarea-vertical-align="middle" fo:padding-top="0.176cm" fo:padding-bottom="0.176cm" fo:padding-left="0.301cm" fo:padding-right="0.301cm"/>
    </style:style>
    <style:style style:name="gr61" style:family="graphic" style:parent-style-name="objectwithoutfill">
      <style:graphic-properties svg:stroke-width="0.102cm" svg:stroke-color="#ff3333" draw:marker-start-width="0.353cm" draw:marker-end-width="0.353cm" draw:fill="none" draw:textarea-vertical-align="middle" fo:padding-top="0.176cm" fo:padding-bottom="0.176cm" fo:padding-left="0.301cm" fo:padding-right="0.301cm"/>
    </style:style>
    <style:style style:name="gr62" style:family="graphic" style:parent-style-name="objectwithoutfill">
      <style:graphic-properties svg:stroke-width="0.127cm" svg:stroke-color="#ffcc00" draw:marker-start-width="0.39cm" draw:marker-end-width="0.39cm" draw:fill="none" draw:textarea-vertical-align="middle" fo:padding-top="0.188cm" fo:padding-bottom="0.188cm" fo:padding-left="0.313cm" fo:padding-right="0.313cm"/>
    </style:style>
    <style:style style:name="gr63" style:family="graphic" style:parent-style-name="objectwithoutfill">
      <style:graphic-properties svg:stroke-width="0.102cm" svg:stroke-color="#ffcc00" draw:marker-start-width="0.351cm" draw:marker-end-width="0.351cm" draw:fill="none" draw:textarea-vertical-align="middle" fo:padding-top="0.174cm" fo:padding-bottom="0.174cm" fo:padding-left="0.299cm" fo:padding-right="0.299cm"/>
    </style:style>
    <style:style style:name="gr64" style:family="graphic" style:parent-style-name="objectwithoutfill">
      <style:graphic-properties svg:stroke-width="0.102cm" svg:stroke-color="#0000cc" draw:marker-start-width="0.353cm" draw:marker-end-width="0.353cm" draw:fill="none" draw:textarea-vertical-align="middle" fo:padding-top="0.176cm" fo:padding-bottom="0.176cm" fo:padding-left="0.301cm" fo:padding-right="0.301cm"/>
    </style:style>
    <style:style style:name="gr65" style:family="graphic" style:parent-style-name="standard">
      <style:graphic-properties draw:fill="solid" draw:fill-color="#cccc99" draw:textarea-horizontal-align="justify" draw:textarea-vertical-align="middle" draw:auto-grow-height="false" fo:min-height="3.289cm" fo:min-width="3.166cm"/>
    </style:style>
    <style:style style:name="gr66" style:family="graphic" style:parent-style-name="standard">
      <style:graphic-properties draw:fill="solid" draw:fill-color="#99ff66" draw:textarea-horizontal-align="justify" draw:textarea-vertical-align="middle" draw:auto-grow-height="false" fo:min-height="0.236cm" fo:min-width="0cm"/>
    </style:style>
    <style:style style:name="gr67" style:family="graphic" style:parent-style-name="standard">
      <style:graphic-properties draw:fill="solid" draw:fill-color="#ffff00" draw:textarea-horizontal-align="justify" draw:textarea-vertical-align="middle" draw:auto-grow-height="false" fo:min-height="0.236cm" fo:min-width="0cm"/>
    </style:style>
    <style:style style:name="gr68" style:family="graphic" style:parent-style-name="standard">
      <style:graphic-properties draw:fill="solid" draw:fill-color="#ff3333" draw:textarea-horizontal-align="justify" draw:textarea-vertical-align="middle" draw:auto-grow-height="false" fo:min-height="0.236cm" fo:min-width="0cm"/>
    </style:style>
    <style:style style:name="gr69" style:family="graphic" style:parent-style-name="standard">
      <style:graphic-properties draw:fill="solid" draw:fill-color="#66cc00" draw:textarea-horizontal-align="justify" draw:textarea-vertical-align="middle" draw:auto-grow-height="false" fo:min-height="0.3cm" fo:min-width="0.859cm"/>
    </style:style>
    <style:style style:name="gr70" style:family="graphic" style:parent-style-name="standard">
      <style:graphic-properties draw:fill="solid" draw:fill-color="#000000" draw:textarea-horizontal-align="justify" draw:textarea-vertical-align="middle" draw:auto-grow-height="false" fo:min-height="0.3cm" fo:min-width="0.859cm"/>
    </style:style>
    <style:style style:name="gr71" style:family="graphic" style:parent-style-name="objectwithoutfill">
      <style:graphic-properties svg:stroke-width="0.127cm" svg:stroke-color="#99ff99" draw:marker-start-width="0.39cm" draw:marker-end-width="0.39cm" draw:fill="none" draw:textarea-vertical-align="middle" fo:padding-top="0.188cm" fo:padding-bottom="0.188cm" fo:padding-left="0.313cm" fo:padding-right="0.313cm"/>
    </style:style>
    <style:style style:name="gr72" style:family="graphic" style:parent-style-name="objectwithoutfill">
      <style:graphic-properties svg:stroke-width="0.102cm" svg:stroke-color="#99ff99" draw:marker-start-width="0.353cm" draw:marker-end-width="0.353cm" draw:fill="none" draw:textarea-vertical-align="middle" fo:padding-top="0.176cm" fo:padding-bottom="0.176cm" fo:padding-left="0.301cm" fo:padding-right="0.301cm"/>
    </style:style>
    <style:style style:name="gr73" style:family="graphic" style:parent-style-name="objectwithoutfill">
      <style:graphic-properties svg:stroke-width="0.102cm" svg:stroke-color="#99ff99" draw:marker-start-width="0.351cm" draw:marker-end-width="0.351cm" draw:fill="none" draw:textarea-vertical-align="middle" fo:padding-top="0.174cm" fo:padding-bottom="0.174cm" fo:padding-left="0.299cm" fo:padding-right="0.299cm"/>
    </style:style>
    <style:style style:name="gr74" style:family="graphic" style:parent-style-name="objectwithoutfill">
      <style:graphic-properties svg:stroke-width="0.127cm" svg:stroke-color="#ffff00" draw:marker-start-width="0.39cm" draw:marker-end-width="0.39cm" draw:fill="none" draw:textarea-vertical-align="middle" fo:padding-top="0.188cm" fo:padding-bottom="0.188cm" fo:padding-left="0.313cm" fo:padding-right="0.313cm"/>
    </style:style>
    <style:style style:name="gr75" style:family="graphic" style:parent-style-name="objectwithoutfill">
      <style:graphic-properties svg:stroke-width="0.102cm" svg:stroke-color="#ffff00" draw:marker-start-width="0.353cm" draw:marker-end-width="0.353cm" draw:fill="none" draw:textarea-vertical-align="middle" fo:padding-top="0.176cm" fo:padding-bottom="0.176cm" fo:padding-left="0.301cm" fo:padding-right="0.301cm"/>
    </style:style>
    <style:style style:name="gr76" style:family="graphic" style:parent-style-name="objectwithoutfill">
      <style:graphic-properties svg:stroke-width="0.102cm" svg:stroke-color="#ffff00" draw:marker-start-width="0.351cm" draw:marker-end-width="0.351cm" draw:fill="none" draw:textarea-vertical-align="middle" fo:padding-top="0.174cm" fo:padding-bottom="0.174cm" fo:padding-left="0.299cm" fo:padding-right="0.299cm"/>
    </style:style>
    <style:style style:name="gr77" style:family="graphic" style:parent-style-name="objectwithoutfill">
      <style:graphic-properties svg:stroke-width="0.102cm" svg:stroke-color="#ff3333" draw:marker-start-width="0.351cm" draw:marker-end-width="0.351cm" draw:fill="none" draw:textarea-vertical-align="middle" fo:padding-top="0.174cm" fo:padding-bottom="0.174cm" fo:padding-left="0.299cm" fo:padding-right="0.299cm"/>
    </style:style>
    <style:style style:name="gr78" style:family="graphic" style:parent-style-name="objectwithoutfill">
      <style:graphic-properties svg:stroke-width="0.076cm" svg:stroke-color="#ff3333" draw:marker-start-width="0.314cm" draw:marker-end-width="0.314cm" draw:fill="none" draw:textarea-vertical-align="middle" fo:padding-top="0.163cm" fo:padding-bottom="0.163cm" fo:padding-left="0.288cm" fo:padding-right="0.288cm"/>
    </style:style>
    <style:style style:name="gr79" style:family="graphic" style:parent-style-name="objectwithoutfill">
      <style:graphic-properties svg:stroke-width="0.076cm" svg:stroke-color="#000000" draw:marker-start-width="0.314cm" draw:marker-end-width="0.314cm" draw:fill="none" draw:textarea-vertical-align="middle" fo:padding-top="0.163cm" fo:padding-bottom="0.163cm" fo:padding-left="0.288cm" fo:padding-right="0.288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color="#ffffff"/>
    </style:style>
    <style:style style:name="P6" style:family="paragraph">
      <style:paragraph-properties fo:text-align="center"/>
      <style:text-properties fo:color="#ffffff" fo:font-size="12pt" style:font-size-asian="12pt" style:font-size-complex="12pt"/>
    </style:style>
    <style:style style:name="T1" style:family="text">
      <style:text-properties fo:color="#ffffff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001cm" svg:height="5.588cm" svg:x="19.129cm" svg:y="2.843cm">
          <text:p/>
          <draw:enhanced-geometry svg:viewBox="0 0 21600 21600" draw:path-stretchpoint-x="10800" draw:path-stretchpoint-y="10800" draw:text-areas="?f3 ?f4 ?f5 ?f6" draw:type="round-rectangle" draw:modifiers="1441.545893719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556cm" svg:height="12.573cm" svg:x="7.475cm" svg:y="4.429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2.273cm" svg:height="1.143cm" svg:x="9.52cm" svg:y="14.84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723cm" svg:height="0.927cm" svg:x="8.941cm" svg:y="14.9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733cm" svg:height="0.632cm" svg:x="8.364cm" svg:y="15.73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733cm" svg:height="0.635cm" svg:x="8.364cm" svg:y="14.46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722cm" svg:height="0.927cm" svg:x="9.231cm" svg:y="14.9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" draw:layer="layout" svg:width="0.381cm" svg:height="0.381cm" svg:x="8.807cm" svg:y="5.9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1cm" svg:height="0.381cm" svg:x="9.507cm" svg:y="5.9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1cm" svg:height="0.381cm" svg:x="8.807cm" svg:y="6.51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9" draw:text-style-name="P1" draw:layer="layout" svg:width="0.381cm" svg:height="0.381cm" svg:x="9.507cm" svg:y="6.5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381cm" svg:height="0.381cm" svg:x="8.807cm" svg:y="7.11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2" draw:text-style-name="P1" draw:layer="layout" svg:width="0.381cm" svg:height="0.381cm" svg:x="9.507cm" svg:y="7.1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81cm" svg:height="0.381cm" svg:x="8.807cm" svg:y="7.7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381cm" svg:height="0.381cm" svg:x="9.507cm" svg:y="7.7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81cm" svg:height="0.381cm" svg:x="8.807cm" svg:y="8.3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381cm" svg:height="0.381cm" svg:x="9.507cm" svg:y="8.3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81cm" svg:height="0.381cm" svg:x="8.807cm" svg:y="8.9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81cm" svg:height="0.381cm" svg:x="9.507cm" svg:y="8.9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81cm" svg:height="0.381cm" svg:x="8.807cm" svg:y="9.5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81cm" svg:height="0.381cm" svg:x="9.507cm" svg:y="9.5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81cm" svg:height="0.381cm" svg:x="8.807cm" svg:y="10.1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81cm" svg:height="0.381cm" svg:x="9.507cm" svg:y="10.1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81cm" svg:height="0.381cm" svg:x="8.807cm" svg:y="10.7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81cm" svg:height="0.381cm" svg:x="9.507cm" svg:y="10.7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381cm" svg:height="0.381cm" svg:x="8.807cm" svg:y="11.3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81cm" svg:height="0.381cm" svg:x="9.507cm" svg:y="11.3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381cm" svg:height="0.381cm" svg:x="8.807cm" svg:y="11.9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381cm" svg:height="0.381cm" svg:x="9.507cm" svg:y="11.9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381cm" svg:height="0.381cm" svg:x="8.807cm" svg:y="12.5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381cm" svg:height="0.381cm" svg:x="9.507cm" svg:y="12.5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81cm" svg:height="0.381cm" svg:x="8.807cm" svg:y="13.1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381cm" svg:height="0.381cm" svg:x="9.507cm" svg:y="13.1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6" draw:text-style-name="P1" draw:layer="layout" svg:width="1.905cm" svg:height="8.509cm" svg:x="8.364cm" svg:y="5.44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254cm" svg:height="0.508cm" svg:x="8.11cm" svg:y="5.845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frame draw:style-name="gr18" draw:text-style-name="P2" draw:layer="layout" svg:width="0.739cm" svg:height="0.729cm" svg:x="7.492cm" svg:y="5.745cm">
            <draw:text-box>
              <text:p text:style-name="P2"><text:span text:style-name="T1">1</text:span></text:p>
            </draw:text-box>
          </draw:frame>
          <draw:frame draw:style-name="gr18" draw:text-style-name="P2" draw:layer="layout" svg:width="0.739cm" svg:height="0.729cm" svg:x="7.493cm" svg:y="6.346cm">
            <draw:text-box>
              <text:p text:style-name="P2"><text:span text:style-name="T1">3</text:span></text:p>
            </draw:text-box>
          </draw:frame>
          <draw:frame draw:style-name="gr18" draw:text-style-name="P2" draw:layer="layout" svg:width="0.739cm" svg:height="0.729cm" svg:x="7.494cm" svg:y="6.947cm">
            <draw:text-box>
              <text:p text:style-name="P2"><text:span text:style-name="T1">5</text:span></text:p>
            </draw:text-box>
          </draw:frame>
          <draw:frame draw:style-name="gr18" draw:text-style-name="P2" draw:layer="layout" svg:width="0.739cm" svg:height="0.729cm" svg:x="7.495cm" svg:y="7.548cm">
            <draw:text-box>
              <text:p text:style-name="P2"><text:span text:style-name="T1">7</text:span></text:p>
            </draw:text-box>
          </draw:frame>
          <draw:frame draw:style-name="gr18" draw:text-style-name="P2" draw:layer="layout" svg:width="0.739cm" svg:height="0.729cm" svg:x="7.496cm" svg:y="8.149cm">
            <draw:text-box>
              <text:p text:style-name="P2"><text:span text:style-name="T1">9</text:span></text:p>
            </draw:text-box>
          </draw:frame>
          <draw:frame draw:style-name="gr18" draw:text-style-name="P2" draw:layer="layout" svg:width="0.942cm" svg:height="0.729cm" svg:x="7.497cm" svg:y="8.75cm">
            <draw:text-box>
              <text:p text:style-name="P2"><text:span text:style-name="T1">11</text:span></text:p>
            </draw:text-box>
          </draw:frame>
          <draw:frame draw:style-name="gr18" draw:text-style-name="P2" draw:layer="layout" svg:width="0.976cm" svg:height="0.729cm" svg:x="7.498cm" svg:y="9.351cm">
            <draw:text-box>
              <text:p text:style-name="P2"><text:span text:style-name="T1">13</text:span></text:p>
            </draw:text-box>
          </draw:frame>
          <draw:frame draw:style-name="gr18" draw:text-style-name="P2" draw:layer="layout" svg:width="0.976cm" svg:height="0.729cm" svg:x="7.499cm" svg:y="9.952cm">
            <draw:text-box>
              <text:p text:style-name="P2"><text:span text:style-name="T1">15</text:span></text:p>
            </draw:text-box>
          </draw:frame>
          <draw:frame draw:style-name="gr18" draw:text-style-name="P2" draw:layer="layout" svg:width="0.976cm" svg:height="0.729cm" svg:x="7.5cm" svg:y="10.553cm">
            <draw:text-box>
              <text:p text:style-name="P2"><text:span text:style-name="T1">17</text:span></text:p>
            </draw:text-box>
          </draw:frame>
          <draw:frame draw:style-name="gr18" draw:text-style-name="P2" draw:layer="layout" svg:width="0.976cm" svg:height="0.729cm" svg:x="7.501cm" svg:y="11.154cm">
            <draw:text-box>
              <text:p text:style-name="P2"><text:span text:style-name="T1">19</text:span></text:p>
            </draw:text-box>
          </draw:frame>
          <draw:frame draw:style-name="gr18" draw:text-style-name="P2" draw:layer="layout" svg:width="0.976cm" svg:height="0.729cm" svg:x="7.502cm" svg:y="11.755cm">
            <draw:text-box>
              <text:p text:style-name="P2"><text:span text:style-name="T1">21</text:span></text:p>
            </draw:text-box>
          </draw:frame>
          <draw:frame draw:style-name="gr18" draw:text-style-name="P2" draw:layer="layout" svg:width="0.976cm" svg:height="0.729cm" svg:x="7.503cm" svg:y="12.356cm">
            <draw:text-box>
              <text:p text:style-name="P2"><text:span text:style-name="T1">23</text:span></text:p>
            </draw:text-box>
          </draw:frame>
          <draw:frame draw:style-name="gr18" draw:text-style-name="P2" draw:layer="layout" svg:width="0.976cm" svg:height="0.729cm" svg:x="7.504cm" svg:y="12.957cm">
            <draw:text-box>
              <text:p text:style-name="P2"><text:span text:style-name="T1">25</text:span></text:p>
            </draw:text-box>
          </draw:frame>
          <draw:frame draw:style-name="gr18" draw:text-style-name="P2" draw:layer="layout" svg:width="0.739cm" svg:height="0.729cm" svg:x="10.093cm" svg:y="5.746cm">
            <draw:text-box>
              <text:p text:style-name="P2"><text:span text:style-name="T1">2</text:span></text:p>
            </draw:text-box>
          </draw:frame>
          <draw:frame draw:style-name="gr18" draw:text-style-name="P2" draw:layer="layout" svg:width="0.739cm" svg:height="0.729cm" svg:x="10.094cm" svg:y="6.347cm">
            <draw:text-box>
              <text:p text:style-name="P2"><text:span text:style-name="T1">4</text:span></text:p>
            </draw:text-box>
          </draw:frame>
          <draw:frame draw:style-name="gr18" draw:text-style-name="P2" draw:layer="layout" svg:width="0.739cm" svg:height="0.729cm" svg:x="10.095cm" svg:y="6.948cm">
            <draw:text-box>
              <text:p text:style-name="P2"><text:span text:style-name="T1">6</text:span></text:p>
            </draw:text-box>
          </draw:frame>
          <draw:frame draw:style-name="gr18" draw:text-style-name="P2" draw:layer="layout" svg:width="0.739cm" svg:height="0.729cm" svg:x="10.096cm" svg:y="7.549cm">
            <draw:text-box>
              <text:p text:style-name="P2"><text:span text:style-name="T1">8</text:span></text:p>
            </draw:text-box>
          </draw:frame>
          <draw:frame draw:style-name="gr18" draw:text-style-name="P2" draw:layer="layout" svg:width="0.976cm" svg:height="0.729cm" svg:x="10.097cm" svg:y="8.15cm">
            <draw:text-box>
              <text:p text:style-name="P2"><text:span text:style-name="T1">10</text:span></text:p>
            </draw:text-box>
          </draw:frame>
          <draw:frame draw:style-name="gr18" draw:text-style-name="P2" draw:layer="layout" svg:width="0.976cm" svg:height="0.729cm" svg:x="10.098cm" svg:y="8.751cm">
            <draw:text-box>
              <text:p text:style-name="P2"><text:span text:style-name="T1">12</text:span></text:p>
            </draw:text-box>
          </draw:frame>
          <draw:frame draw:style-name="gr18" draw:text-style-name="P2" draw:layer="layout" svg:width="0.976cm" svg:height="0.729cm" svg:x="10.099cm" svg:y="9.352cm">
            <draw:text-box>
              <text:p text:style-name="P2"><text:span text:style-name="T1">14</text:span></text:p>
            </draw:text-box>
          </draw:frame>
          <draw:frame draw:style-name="gr18" draw:text-style-name="P2" draw:layer="layout" svg:width="0.976cm" svg:height="0.729cm" svg:x="10.1cm" svg:y="9.953cm">
            <draw:text-box>
              <text:p text:style-name="P2"><text:span text:style-name="T1">16</text:span></text:p>
            </draw:text-box>
          </draw:frame>
          <draw:frame draw:style-name="gr18" draw:text-style-name="P2" draw:layer="layout" svg:width="0.976cm" svg:height="0.729cm" svg:x="10.101cm" svg:y="10.554cm">
            <draw:text-box>
              <text:p text:style-name="P2"><text:span text:style-name="T1">18</text:span></text:p>
            </draw:text-box>
          </draw:frame>
          <draw:frame draw:style-name="gr18" draw:text-style-name="P2" draw:layer="layout" svg:width="0.976cm" svg:height="0.729cm" svg:x="10.102cm" svg:y="11.155cm">
            <draw:text-box>
              <text:p text:style-name="P2"><text:span text:style-name="T1">20</text:span></text:p>
            </draw:text-box>
          </draw:frame>
          <draw:frame draw:style-name="gr18" draw:text-style-name="P2" draw:layer="layout" svg:width="0.976cm" svg:height="0.729cm" svg:x="10.103cm" svg:y="11.756cm">
            <draw:text-box>
              <text:p text:style-name="P2"><text:span text:style-name="T1">22</text:span></text:p>
            </draw:text-box>
          </draw:frame>
          <draw:frame draw:style-name="gr18" draw:text-style-name="P2" draw:layer="layout" svg:width="0.976cm" svg:height="0.729cm" svg:x="10.104cm" svg:y="12.357cm">
            <draw:text-box>
              <text:p text:style-name="P2"><text:span text:style-name="T1">24</text:span></text:p>
            </draw:text-box>
          </draw:frame>
          <draw:frame draw:style-name="gr18" draw:text-style-name="P2" draw:layer="layout" svg:width="0.976cm" svg:height="0.729cm" svg:x="10.105cm" svg:y="12.958cm">
            <draw:text-box>
              <text:p text:style-name="P2"><text:span text:style-name="T1">26</text:span></text:p>
            </draw:text-box>
          </draw:frame>
        </draw:g>
        <draw:custom-shape draw:style-name="gr19" draw:text-style-name="P3" draw:layer="layout" svg:width="1.416cm" svg:height="0.508cm" svg:x="5.932cm" svg:y="5.826cm">
          <text:p text:style-name="P1"><text:span text:style-name="T2">3V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1.397cm" svg:height="0.508cm" svg:x="11.128cm" svg:y="5.826cm">
          <text:p text:style-name="P1"><text:span text:style-name="T2">5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layer="layout" svg:width="1.417cm" svg:height="0.508cm" svg:x="5.932cm" svg:y="6.427cm">
          <text:p text:style-name="P1"><text:span text:style-name="T2">GPIO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1.417cm" svg:height="0.508cm" svg:x="4.432cm" svg:y="6.428cm">
          <text:p text:style-name="P1"><text:span text:style-name="T2">SD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1.417cm" svg:height="0.508cm" svg:x="5.932cm" svg:y="7.028cm">
          <text:p text:style-name="P1"><text:span text:style-name="T2">GPIO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" draw:layer="layout" svg:width="1.417cm" svg:height="0.508cm" svg:x="4.432cm" svg:y="7.029cm">
          <text:p text:style-name="P1"><text:span text:style-name="T2">SC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1.417cm" svg:height="0.508cm" svg:x="5.932cm" svg:y="7.629cm">
          <text:p text:style-name="P1"><text:span text:style-name="T2">GPIO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6" draw:layer="layout" svg:width="1.397cm" svg:height="0.508cm" svg:x="5.966cm" svg:y="8.229cm">
          <text:p text:style-name="P5"><text:span text:style-name="T1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layer="layout" svg:width="1.417cm" svg:height="0.508cm" svg:x="5.932cm" svg:y="8.83cm">
          <text:p text:style-name="P4"><text:span text:style-name="T3">GPIO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layer="layout" svg:width="1.417cm" svg:height="0.508cm" svg:x="5.932cm" svg:y="9.431cm">
          <text:p text:style-name="P4"><text:span text:style-name="T3">GPIO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layer="layout" svg:width="1.417cm" svg:height="0.508cm" svg:x="5.932cm" svg:y="10.032cm">
          <text:p text:style-name="P4"><text:span text:style-name="T3">GPIO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1.416cm" svg:height="0.508cm" svg:x="5.933cm" svg:y="10.627cm">
          <text:p text:style-name="P1"><text:span text:style-name="T2">3V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layer="layout" svg:width="1.417cm" svg:height="0.508cm" svg:x="5.932cm" svg:y="11.233cm">
          <text:p text:style-name="P4"><text:span text:style-name="T3">GPIO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1.417cm" svg:height="0.508cm" svg:x="5.932cm" svg:y="11.834cm">
          <text:p text:style-name="P1"><text:span text:style-name="T2">GPIO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layer="layout" svg:width="1.417cm" svg:height="0.508cm" svg:x="5.932cm" svg:y="12.435cm">
          <text:p text:style-name="P4"><text:span text:style-name="T3">GPIO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6" draw:layer="layout" svg:width="1.397cm" svg:height="0.508cm" svg:x="5.966cm" svg:y="13.03cm">
          <text:p text:style-name="P5"><text:span text:style-name="T1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" draw:layer="layout" svg:width="1.417cm" svg:height="0.508cm" svg:x="4.432cm" svg:y="11.229cm">
          <text:p text:style-name="P1"><text:span text:style-name="T2">MOS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" draw:layer="layout" svg:width="1.417cm" svg:height="0.508cm" svg:x="4.432cm" svg:y="11.83cm">
          <text:p text:style-name="P1"><text:span text:style-name="T2">MIS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" draw:layer="layout" svg:width="1.417cm" svg:height="0.508cm" svg:x="4.432cm" svg:y="12.431cm">
          <text:p text:style-name="P1"><text:span text:style-name="T2">SCL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1.417cm" svg:height="0.508cm" svg:x="11.135cm" svg:y="13.061cm">
          <text:p text:style-name="P1"><text:span text:style-name="T2">GPIO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1.417cm" svg:height="0.508cm" svg:x="11.135cm" svg:y="12.462cm">
          <text:p text:style-name="P1"><text:span text:style-name="T2">GPIO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layer="layout" svg:width="1.417cm" svg:height="0.508cm" svg:x="11.135cm" svg:y="11.863cm">
          <text:p text:style-name="P4"><text:span text:style-name="T3">GPIO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1.397cm" svg:height="0.508cm" svg:x="11.128cm" svg:y="6.439cm">
          <text:p text:style-name="P1"><text:span text:style-name="T2">5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6" draw:layer="layout" svg:width="1.397cm" svg:height="0.508cm" svg:x="11.14cm" svg:y="7.043cm">
          <text:p text:style-name="P5"><text:span text:style-name="T1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6" draw:layer="layout" svg:width="1.397cm" svg:height="0.508cm" svg:x="11.128cm" svg:y="11.261cm">
          <text:p text:style-name="P5"><text:span text:style-name="T1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layer="layout" svg:width="1.417cm" svg:height="0.508cm" svg:x="11.135cm" svg:y="10.664cm">
          <text:p text:style-name="P4"><text:span text:style-name="T3">GPIO2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layer="layout" svg:width="1.417cm" svg:height="0.508cm" svg:x="11.135cm" svg:y="10.065cm">
          <text:p text:style-name="P4"><text:span text:style-name="T3">GPIO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6" draw:layer="layout" svg:width="1.397cm" svg:height="0.508cm" svg:x="11.128cm" svg:y="9.462cm">
          <text:p text:style-name="P5"><text:span text:style-name="T1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1.417cm" svg:height="0.499cm" svg:x="11.135cm" svg:y="8.874cm">
          <text:p text:style-name="P4"><text:span text:style-name="T3">GPIO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layer="layout" svg:width="1.417cm" svg:height="0.508cm" svg:x="11.135cm" svg:y="8.266cm">
          <text:p text:style-name="P4"><text:span text:style-name="T3">GPIO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layer="layout" svg:width="1.417cm" svg:height="0.508cm" svg:x="11.135cm" svg:y="7.667cm">
          <text:p text:style-name="P4"><text:span text:style-name="T3">GPIO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" draw:layer="layout" svg:width="1.417cm" svg:height="0.508cm" svg:x="12.632cm" svg:y="12.431cm">
          <text:p text:style-name="P1"><text:span text:style-name="T2">CS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" draw:layer="layout" svg:width="1.417cm" svg:height="0.508cm" svg:x="12.632cm" svg:y="13.032cm">
          <text:p text:style-name="P1"><text:span text:style-name="T2">CS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" draw:layer="layout" svg:width="1.417cm" svg:height="0.508cm" svg:x="12.635cm" svg:y="7.668cm">
          <text:p text:style-name="P3"><text:span text:style-name="T2">TX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1.417cm" svg:height="0.508cm" svg:x="12.635cm" svg:y="8.269cm">
          <text:p text:style-name="P3"><text:span text:style-name="T2">RX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9" draw:text-style-name="P1" draw:layer="layout" svg:width="0.491cm" svg:height="0.484cm" svg:x="19.781cm" svg:y="3.6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" draw:layer="layout" svg:width="0.294cm" svg:height="0.288cm" svg:x="19.881cm" svg:y="3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1" draw:text-style-name="P1" draw:layer="layout" svg:width="0.491cm" svg:height="0.485cm" svg:x="19.781cm" svg:y="4.13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" draw:layer="layout" svg:width="0.294cm" svg:height="0.288cm" svg:x="19.881cm" svg:y="4.2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1" draw:text-style-name="P1" draw:layer="layout" svg:width="0.491cm" svg:height="0.485cm" svg:x="19.781cm" svg:y="4.64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" draw:layer="layout" svg:width="0.294cm" svg:height="0.289cm" svg:x="19.881cm" svg:y="4.7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9" draw:text-style-name="P1" draw:layer="layout" svg:width="0.491cm" svg:height="0.484cm" svg:x="19.781cm" svg:y="5.1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" draw:layer="layout" svg:width="0.294cm" svg:height="0.29cm" svg:x="19.881cm" svg:y="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9" draw:text-style-name="P1" draw:layer="layout" svg:width="0.491cm" svg:height="0.484cm" svg:x="19.781cm" svg:y="5.6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" draw:layer="layout" svg:width="0.294cm" svg:height="0.289cm" svg:x="19.881cm" svg:y="5.7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1" draw:text-style-name="P1" draw:layer="layout" svg:width="0.491cm" svg:height="0.485cm" svg:x="19.781cm" svg:y="6.1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" draw:layer="layout" svg:width="0.294cm" svg:height="0.288cm" svg:x="19.881cm" svg:y="6.2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1" draw:text-style-name="P1" draw:layer="layout" svg:width="0.491cm" svg:height="0.485cm" svg:x="19.781cm" svg:y="6.6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" draw:layer="layout" svg:width="0.294cm" svg:height="0.288cm" svg:x="19.881cm" svg:y="6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9" draw:text-style-name="P1" draw:layer="layout" svg:width="0.491cm" svg:height="0.484cm" svg:x="19.781cm" svg:y="7.1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" draw:layer="layout" svg:width="0.294cm" svg:height="0.289cm" svg:x="19.881cm" svg:y="7.2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9" draw:text-style-name="P3" draw:layer="layout" svg:width="1.416cm" svg:height="0.508cm" svg:x="20.38cm" svg:y="7.142cm">
          <text:p text:style-name="P1"><text:span text:style-name="T2">3V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6" draw:layer="layout" svg:width="1.397cm" svg:height="0.508cm" svg:x="20.399cm" svg:y="6.126cm">
          <text:p text:style-name="P5"><text:span text:style-name="T1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" draw:layer="layout" svg:width="1.417cm" svg:height="0.508cm" svg:x="20.399cm" svg:y="5.11cm">
          <text:p text:style-name="P1"><text:span text:style-name="T2">MIS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layer="layout" svg:width="1.417cm" svg:height="0.508cm" svg:x="20.379cm" svg:y="6.634cm">
          <text:p text:style-name="P4"><text:span text:style-name="T3">R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layer="layout" svg:width="1.417cm" svg:height="0.508cm" svg:x="20.379cm" svg:y="5.635cm">
          <text:p text:style-name="P4"><text:span text:style-name="T3">IR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" draw:layer="layout" svg:width="1.417cm" svg:height="0.508cm" svg:x="20.399cm" svg:y="4.611cm">
          <text:p text:style-name="P1"><text:span text:style-name="T2">MOS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" draw:layer="layout" svg:width="1.417cm" svg:height="0.508cm" svg:x="20.399cm" svg:y="4.112cm">
          <text:p text:style-name="P1"><text:span text:style-name="T2">S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" draw:layer="layout" svg:width="1.417cm" svg:height="0.508cm" svg:x="20.399cm" svg:y="3.613cm">
          <text:p text:style-name="P1"><text:span text:style-name="T2">SD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.905cm" svg:height="1.778cm" svg:x="23.059cm" svg:y="3.94cm">
          <text:p/>
          <draw:enhanced-geometry svg:viewBox="0 0 21600 21600" draw:type="block-arc" draw:modifiers="178.831915520526 9827.4356949019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3" draw:text-style-name="P1" draw:layer="layout" svg:width="1.905cm" svg:height="1.651cm" svg:x="23.058cm" svg:y="5.52cm">
          <text:p/>
          <draw:enhanced-geometry svg:viewBox="0 0 21600 21600" draw:mirror-vertical="true" draw:type="block-arc" draw:modifiers="175.658282427242 9671.8268221570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4" draw:text-style-name="P1" draw:layer="layout" svg:width="2.967cm" svg:height="2.935cm" svg:x="22.559cm" svg:y="3.532cm">
          <text:p/>
          <draw:enhanced-geometry svg:viewBox="0 0 21600 21600" draw:type="block-arc" draw:modifiers="175.032347508827 10110.213738786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5" draw:text-style-name="P1" draw:layer="layout" svg:width="2.967cm" svg:height="2.727cm" svg:x="22.558cm" svg:y="4.86cm">
          <text:p/>
          <draw:enhanced-geometry svg:viewBox="0 0 21600 21600" draw:mirror-vertical="true" draw:type="block-arc" draw:modifiers="178.377792459274 10068.995043969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36" draw:text-style-name="P5" draw:layer="layout" svg:width="2.471cm" svg:height="1.673cm" svg:x="22.812cm" svg:y="4.875cm">
          <draw:text-box>
            <text:p text:style-name="P1"><text:span text:style-name="T4">RC522</text:span></text:p>
            <text:p text:style-name="P1"><text:span text:style-name="T4">RFID</text:span></text:p>
          </draw:text-box>
        </draw:frame>
        <draw:custom-shape draw:style-name="gr37" draw:text-style-name="P1" draw:layer="layout" svg:width="8.001cm" svg:height="5.588cm" svg:x="19.129cm" svg:y="9.644cm">
          <text:p/>
          <draw:enhanced-geometry svg:viewBox="0 0 21600 21600" draw:path-stretchpoint-x="10800" draw:path-stretchpoint-y="10800" draw:text-areas="?f3 ?f4 ?f5 ?f6" draw:type="round-rectangle" draw:modifiers="1441.545893719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" draw:layer="layout" svg:width="2.667cm" svg:height="2.144cm" svg:x="22.304cm" svg:y="10.056cm">
          <text:p/>
          <draw:enhanced-geometry svg:viewBox="0 0 21600 21600" draw:path-stretchpoint-x="10800" draw:path-stretchpoint-y="10800" draw:text-areas="?f3 ?f4 ?f5 ?f6" draw:type="round-rectangle" draw:modifiers="1441.545893719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" draw:layer="layout" svg:width="2.667cm" svg:height="2.144cm" svg:x="22.304cm" svg:y="12.454cm">
          <text:p/>
          <draw:enhanced-geometry svg:viewBox="0 0 21600 21600" draw:path-stretchpoint-x="10800" draw:path-stretchpoint-y="10800" draw:text-areas="?f3 ?f4 ?f5 ?f6" draw:type="round-rectangle" draw:modifiers="1441.545893719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9" draw:text-style-name="P1" draw:layer="layout" svg:width="0.491cm" svg:height="0.484cm" svg:x="19.681cm" svg:y="10.3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" draw:layer="layout" svg:width="0.294cm" svg:height="0.288cm" svg:x="19.781cm" svg:y="10.4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1" draw:text-style-name="P1" draw:layer="layout" svg:width="0.491cm" svg:height="0.485cm" svg:x="19.681cm" svg:y="10.83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" draw:layer="layout" svg:width="0.294cm" svg:height="0.288cm" svg:x="19.781cm" svg:y="10.9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1" draw:text-style-name="P1" draw:layer="layout" svg:width="0.491cm" svg:height="0.485cm" svg:x="19.681cm" svg:y="11.34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" draw:layer="layout" svg:width="0.294cm" svg:height="0.289cm" svg:x="19.781cm" svg:y="11.4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9" draw:text-style-name="P1" draw:layer="layout" svg:width="0.491cm" svg:height="0.484cm" svg:x="19.681cm" svg:y="12.55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" draw:layer="layout" svg:width="0.294cm" svg:height="0.289cm" svg:x="19.781cm" svg:y="12.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1" draw:text-style-name="P1" draw:layer="layout" svg:width="0.491cm" svg:height="0.485cm" svg:x="19.681cm" svg:y="13.0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" draw:layer="layout" svg:width="0.294cm" svg:height="0.288cm" svg:x="19.781cm" svg:y="13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1" draw:text-style-name="P1" draw:layer="layout" svg:width="0.491cm" svg:height="0.485cm" svg:x="19.681cm" svg:y="13.57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" draw:layer="layout" svg:width="0.294cm" svg:height="0.288cm" svg:x="19.781cm" svg:y="13.6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9" draw:text-style-name="P1" draw:layer="layout" svg:width="0.491cm" svg:height="0.484cm" svg:x="19.681cm" svg:y="14.0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" draw:layer="layout" svg:width="0.294cm" svg:height="0.289cm" svg:x="19.781cm" svg:y="14.1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9" draw:text-style-name="P1" draw:layer="layout" svg:x1="26.495cm" svg:y1="10.168cm" svg:x2="26.495cm" svg:y2="14.613cm">
          <text:p/>
        </draw:line>
        <draw:line draw:style-name="gr39" draw:text-style-name="P1" draw:layer="layout" svg:x1="26.495cm" svg:y1="10.495cm" svg:x2="27.003cm" svg:y2="10.495cm">
          <text:p/>
        </draw:line>
        <draw:line draw:style-name="gr39" draw:text-style-name="P1" draw:layer="layout" svg:x1="27.003cm" svg:y1="11.13cm" svg:x2="27.003cm" svg:y2="10.495cm">
          <text:p/>
        </draw:line>
        <draw:line draw:style-name="gr39" draw:text-style-name="P1" draw:layer="layout" svg:x1="27.003cm" svg:y1="11.13cm" svg:x2="26.495cm" svg:y2="11.511cm">
          <text:p/>
        </draw:line>
        <draw:line draw:style-name="gr39" draw:text-style-name="P1" draw:layer="layout" svg:x1="27.003cm" svg:y1="12.131cm" svg:x2="27.003cm" svg:y2="11.496cm">
          <text:p/>
        </draw:line>
        <draw:line draw:style-name="gr39" draw:text-style-name="P1" draw:layer="layout" svg:x1="27.003cm" svg:y1="12.132cm" svg:x2="26.495cm" svg:y2="12.146cm">
          <text:p/>
        </draw:line>
        <draw:line draw:style-name="gr39" draw:text-style-name="P1" draw:layer="layout" svg:x1="26.495cm" svg:y1="12.596cm" svg:x2="27.003cm" svg:y2="12.596cm">
          <text:p/>
        </draw:line>
        <draw:line draw:style-name="gr39" draw:text-style-name="P1" draw:layer="layout" svg:x1="27.003cm" svg:y1="13.231cm" svg:x2="27.003cm" svg:y2="12.596cm">
          <text:p/>
        </draw:line>
        <draw:line draw:style-name="gr39" draw:text-style-name="P1" draw:layer="layout" svg:x1="27.003cm" svg:y1="13.231cm" svg:x2="26.495cm" svg:y2="13.612cm">
          <text:p/>
        </draw:line>
        <draw:line draw:style-name="gr39" draw:text-style-name="P1" draw:layer="layout" svg:x1="27.003cm" svg:y1="14.232cm" svg:x2="27.003cm" svg:y2="13.597cm">
          <text:p/>
        </draw:line>
        <draw:line draw:style-name="gr39" draw:text-style-name="P1" draw:layer="layout" svg:x1="27.003cm" svg:y1="14.233cm" svg:x2="26.495cm" svg:y2="14.247cm">
          <text:p/>
        </draw:line>
        <draw:custom-shape draw:style-name="gr40" draw:text-style-name="P1" draw:layer="layout" svg:width="0.762cm" svg:height="0.762cm" svg:x="25.607cm" svg:y="10.041cm">
          <text:p/>
          <draw:enhanced-geometry svg:viewBox="0 0 21600 21600" draw:path-stretchpoint-x="10800" draw:path-stretchpoint-y="10800" draw:text-areas="?f3 ?f4 ?f5 ?f6" draw:type="round-rectangle" draw:modifiers="684.7552447552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draw:layer="layout" svg:width="0.763cm" svg:height="0.762cm" svg:x="25.607cm" svg:y="10.812cm">
          <text:p/>
          <draw:enhanced-geometry svg:viewBox="0 0 21600 21600" draw:path-stretchpoint-x="10800" draw:path-stretchpoint-y="10800" draw:text-areas="?f3 ?f4 ?f5 ?f6" draw:type="round-rectangle" draw:modifiers="684.7552447552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0.763cm" svg:height="0.746cm" svg:x="25.606cm" svg:y="11.581cm">
          <text:p/>
          <draw:enhanced-geometry svg:viewBox="0 0 21600 21600" draw:path-stretchpoint-x="10800" draw:path-stretchpoint-y="10800" draw:text-areas="?f3 ?f4 ?f5 ?f6" draw:type="round-rectangle" draw:modifiers="684.7552447552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762cm" svg:height="0.762cm" svg:x="25.607cm" svg:y="12.342cm">
          <text:p/>
          <draw:enhanced-geometry svg:viewBox="0 0 21600 21600" draw:path-stretchpoint-x="10800" draw:path-stretchpoint-y="10800" draw:text-areas="?f3 ?f4 ?f5 ?f6" draw:type="round-rectangle" draw:modifiers="684.7552447552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draw:layer="layout" svg:width="0.763cm" svg:height="0.762cm" svg:x="25.606cm" svg:y="13.113cm">
          <text:p/>
          <draw:enhanced-geometry svg:viewBox="0 0 21600 21600" draw:path-stretchpoint-x="10800" draw:path-stretchpoint-y="10800" draw:text-areas="?f3 ?f4 ?f5 ?f6" draw:type="round-rectangle" draw:modifiers="684.7552447552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0.763cm" svg:height="0.746cm" svg:x="25.605cm" svg:y="13.882cm">
          <text:p/>
          <draw:enhanced-geometry svg:viewBox="0 0 21600 21600" draw:path-stretchpoint-x="10800" draw:path-stretchpoint-y="10800" draw:text-areas="?f3 ?f4 ?f5 ?f6" draw:type="round-rectangle" draw:modifiers="684.7552447552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3" draw:text-style-name="P1" draw:layer="layout" svg:width="0.559cm" svg:height="0.559cm" svg:x="25.706cm" svg:y="10.1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1" draw:layer="layout" svg:width="0.559cm" svg:height="0.559cm" svg:x="25.706cm" svg:y="10.15cm">
            <text:p text:style-name="P1"/>
  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</draw:g>
        <draw:g>
          <draw:custom-shape draw:style-name="gr43" draw:text-style-name="P1" draw:layer="layout" svg:width="0.559cm" svg:height="0.559cm" svg:x="25.706cm" svg:y="10.9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1" draw:layer="layout" svg:width="0.559cm" svg:height="0.559cm" svg:x="25.706cm" svg:y="10.92cm">
            <text:p/>
  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</draw:g>
        <draw:g>
          <draw:custom-shape draw:style-name="gr43" draw:text-style-name="P1" draw:layer="layout" svg:width="0.559cm" svg:height="0.559cm" svg:x="25.706cm" svg:y="11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1" draw:layer="layout" svg:width="0.559cm" svg:height="0.559cm" svg:x="25.706cm" svg:y="11.656cm">
            <text:p/>
  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</draw:g>
        <draw:g>
          <draw:custom-shape draw:style-name="gr43" draw:text-style-name="P1" draw:layer="layout" svg:width="0.559cm" svg:height="0.559cm" svg:x="25.706cm" svg:y="12.4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1" draw:layer="layout" svg:width="0.559cm" svg:height="0.559cm" svg:x="25.706cm" svg:y="12.444cm">
            <text:p/>
  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</draw:g>
        <draw:g>
          <draw:custom-shape draw:style-name="gr43" draw:text-style-name="P1" draw:layer="layout" svg:width="0.559cm" svg:height="0.559cm" svg:x="25.706cm" svg:y="13.2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1" draw:layer="layout" svg:width="0.559cm" svg:height="0.559cm" svg:x="25.706cm" svg:y="13.232cm">
            <text:p/>
  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</draw:g>
        <draw:g>
          <draw:custom-shape draw:style-name="gr43" draw:text-style-name="P1" draw:layer="layout" svg:width="0.559cm" svg:height="0.559cm" svg:x="25.706cm" svg:y="13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1" draw:layer="layout" svg:width="0.559cm" svg:height="0.559cm" svg:x="25.706cm" svg:y="13.962cm">
            <text:p/>
  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</draw:g>
        <draw:custom-shape draw:style-name="gr45" draw:text-style-name="P3" draw:layer="layout" svg:width="1.651cm" svg:height="0.508cm" svg:x="20.272cm" svg:y="10.327cm">
          <text:p text:style-name="P1"><text:span text:style-name="T2">JDV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1.651cm" svg:height="0.508cm" svg:x="20.272cm" svg:y="10.839cm">
          <text:p text:style-name="P1"><text:span text:style-name="T2">V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6" draw:layer="layout" svg:width="1.651cm" svg:height="0.508cm" svg:x="20.272cm" svg:y="11.311cm">
          <text:p text:style-name="P5"><text:span text:style-name="T1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1.651cm" svg:height="0.508cm" svg:x="20.272cm" svg:y="14.105cm">
          <text:p text:style-name="P1"><text:span text:style-name="T2">V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6" draw:layer="layout" svg:width="1.651cm" svg:height="0.508cm" svg:x="20.272cm" svg:y="12.581cm">
          <text:p text:style-name="P5"><text:span text:style-name="T1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" draw:layer="layout" svg:width="1.651cm" svg:height="0.508cm" svg:x="20.272cm" svg:y="13.597cm">
          <text:p text:style-name="P1"><text:span text:style-name="T2">IN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" draw:layer="layout" svg:width="1.651cm" svg:height="0.508cm" svg:x="20.272cm" svg:y="13.089cm">
          <text:p text:style-name="P1"><text:span text:style-name="T2">IN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5" draw:layer="layout" svg:width="2.763cm" svg:height="3.095cm" svg:x="22.377cm" svg:y="10.493cm">
          <draw:text-box>
            <text:p text:style-name="P5"><text:span text:style-name="T4">2 Ch. </text:span></text:p>
            <text:p text:style-name="P5"><text:span text:style-name="T4">Relay </text:span></text:p>
            <text:p text:style-name="P5"><text:span text:style-name="T4"/></text:p>
            <text:p text:style-name="P5"><text:span text:style-name="T4">Module</text:span></text:p>
          </draw:text-box>
        </draw:frame>
        <draw:line draw:style-name="gr50" draw:text-style-name="P1" draw:layer="Connections" svg:x1="4.129cm" svg:y1="5.953cm" svg:x2="4.129cm" svg:y2="3.032cm">
          <text:p/>
        </draw:line>
        <draw:line draw:style-name="gr50" draw:text-style-name="P1" draw:layer="Connections" svg:x1="16.335cm" svg:y1="3.032cm" svg:x2="4.129cm" svg:y2="3.032cm">
          <text:p/>
        </draw:line>
        <draw:line draw:style-name="gr50" draw:text-style-name="P1" draw:layer="Connections" svg:x1="16.335cm" svg:y1="3.033cm" svg:x2="16.335cm" svg:y2="7.477cm">
          <text:p/>
        </draw:line>
        <draw:line draw:style-name="gr51" draw:text-style-name="P1" draw:layer="Connections" svg:x1="19.637cm" svg:y1="7.477cm" svg:x2="16.335cm" svg:y2="7.477cm">
          <text:p text:style-name="P1"><text:s/></text:p>
        </draw:line>
        <draw:line draw:style-name="gr50" draw:text-style-name="P1" draw:layer="Connections" svg:x1="4.129cm" svg:y1="5.953cm" svg:x2="5.667cm" svg:y2="5.953cm">
          <text:p/>
        </draw:line>
        <draw:line draw:style-name="gr52" draw:text-style-name="P1" draw:layer="Connections" svg:x1="12.779cm" svg:y1="7.223cm" svg:x2="15.559cm" svg:y2="7.223cm">
          <text:p/>
        </draw:line>
        <draw:line draw:style-name="gr52" draw:text-style-name="P1" draw:layer="Connections" svg:x1="15.558cm" svg:y1="6.334cm" svg:x2="15.559cm" svg:y2="7.223cm">
          <text:p/>
        </draw:line>
        <draw:line draw:style-name="gr52" draw:text-style-name="P1" draw:layer="Connections" svg:x1="15.559cm" svg:y1="6.334cm" svg:x2="19.637cm" svg:y2="6.334cm">
          <text:p/>
        </draw:line>
        <draw:line draw:style-name="gr53" draw:text-style-name="P1" draw:layer="Connections" svg:x1="14.289cm" svg:y1="12.684cm" svg:x2="15.192cm" svg:y2="12.684cm">
          <text:p/>
        </draw:line>
        <draw:line draw:style-name="gr53" draw:text-style-name="P1" draw:layer="Connections" svg:x1="15.192cm" svg:y1="3.794cm" svg:x2="15.192cm" svg:y2="12.685cm">
          <text:p/>
        </draw:line>
        <draw:line draw:style-name="gr53" draw:text-style-name="P1" draw:layer="Connections" svg:x1="15.192cm" svg:y1="3.794cm" svg:x2="19.637cm" svg:y2="3.794cm">
          <text:p/>
        </draw:line>
        <draw:line draw:style-name="gr54" draw:text-style-name="P1" draw:layer="Connections" svg:x1="12.765cm" svg:y1="12.049cm" svg:x2="14.67cm" svg:y2="12.049cm">
          <text:p/>
        </draw:line>
        <draw:line draw:style-name="gr54" draw:text-style-name="P1" draw:layer="Connections" svg:x1="14.684cm" svg:y1="6.842cm" svg:x2="14.684cm" svg:y2="12.05cm">
          <text:p/>
        </draw:line>
        <draw:line draw:style-name="gr54" draw:text-style-name="P1" draw:layer="Connections" svg:x1="14.684cm" svg:y1="6.842cm" svg:x2="19.637cm" svg:y2="6.842cm">
          <text:p/>
        </draw:line>
        <draw:line draw:style-name="gr55" draw:text-style-name="P1" draw:layer="Connections" svg:x1="3.762cm" svg:y1="11.414cm" svg:x2="4.27cm" svg:y2="11.414cm">
          <text:p/>
        </draw:line>
        <draw:line draw:style-name="gr55" draw:text-style-name="P1" draw:layer="Connections" svg:x1="3.762cm" svg:y1="11.414cm" svg:x2="3.762cm" svg:y2="3.413cm">
          <text:p/>
        </draw:line>
        <draw:line draw:style-name="gr56" draw:text-style-name="P1" draw:layer="Connections" svg:x1="15.573cm" svg:y1="3.413cm" svg:x2="3.762cm" svg:y2="3.414cm">
          <text:p/>
        </draw:line>
        <draw:line draw:style-name="gr56" draw:text-style-name="P1" draw:layer="Connections" svg:x1="15.573cm" svg:y1="3.414cm" svg:x2="15.573cm" svg:y2="4.81cm">
          <text:p/>
        </draw:line>
        <draw:line draw:style-name="gr56" draw:text-style-name="P1" draw:layer="Connections" svg:x1="19.637cm" svg:y1="4.81cm" svg:x2="15.573cm" svg:y2="4.81cm">
          <text:p/>
        </draw:line>
        <draw:line draw:style-name="gr57" draw:text-style-name="P1" draw:layer="Connections" svg:x1="3.381cm" svg:y1="12.049cm" svg:x2="4.27cm" svg:y2="12.049cm">
          <text:p/>
        </draw:line>
        <draw:line draw:style-name="gr57" draw:text-style-name="P1" draw:layer="Connections" svg:x1="3.394cm" svg:y1="12.049cm" svg:x2="3.381cm" svg:y2="2.651cm">
          <text:p/>
        </draw:line>
        <draw:line draw:style-name="gr58" draw:text-style-name="P1" draw:layer="Connections" svg:x1="15.954cm" svg:y1="2.651cm" svg:x2="3.381cm" svg:y2="2.651cm">
          <text:p/>
        </draw:line>
        <draw:line draw:style-name="gr58" draw:text-style-name="P1" draw:layer="Connections" svg:x1="15.954cm" svg:y1="2.651cm" svg:x2="15.953cm" svg:y2="5.318cm">
          <text:p/>
        </draw:line>
        <draw:line draw:style-name="gr58" draw:text-style-name="P1" draw:layer="Connections" svg:x1="19.637cm" svg:y1="5.318cm" svg:x2="15.955cm" svg:y2="5.319cm">
          <text:p/>
        </draw:line>
        <draw:line draw:style-name="gr59" draw:text-style-name="P1" draw:layer="Connections" svg:x1="2.962cm" svg:y1="12.684cm" svg:x2="4.232cm" svg:y2="12.684cm">
          <text:p/>
        </draw:line>
        <draw:line draw:style-name="gr59" draw:text-style-name="P1" draw:layer="Connections" svg:x1="2.962cm" svg:y1="12.684cm" svg:x2="2.962cm" svg:y2="2.143cm">
          <text:p/>
        </draw:line>
        <draw:line draw:style-name="gr60" draw:text-style-name="P1" draw:layer="Connections" svg:x1="16.678cm" svg:y1="2.143cm" svg:x2="2.962cm" svg:y2="2.143cm">
          <text:p/>
        </draw:line>
        <draw:line draw:style-name="gr60" draw:text-style-name="P1" draw:layer="Connections" svg:x1="16.678cm" svg:y1="2.143cm" svg:x2="16.677cm" svg:y2="4.302cm">
          <text:p/>
        </draw:line>
        <draw:line draw:style-name="gr60" draw:text-style-name="P1" draw:layer="Connections" svg:x1="19.599cm" svg:y1="4.302cm" svg:x2="16.678cm" svg:y2="4.303cm">
          <text:p/>
        </draw:line>
        <draw:line draw:style-name="gr61" draw:text-style-name="P1" draw:layer="Connections" svg:x1="12.765cm" svg:y1="5.953cm" svg:x2="15.94cm" svg:y2="5.953cm">
          <text:p/>
        </draw:line>
        <draw:line draw:style-name="gr61" draw:text-style-name="P1" draw:layer="Connections" svg:x1="15.94cm" svg:y1="10.525cm" svg:x2="15.94cm" svg:y2="5.953cm">
          <text:p/>
        </draw:line>
        <draw:line draw:style-name="gr61" draw:text-style-name="P1" draw:layer="Connections" svg:x1="15.94cm" svg:y1="10.525cm" svg:x2="19.496cm" svg:y2="10.525cm">
          <text:p/>
        </draw:line>
        <draw:line draw:style-name="gr52" draw:text-style-name="P1" draw:layer="Connections" svg:x1="12.765cm" svg:y1="11.414cm" svg:x2="15.545cm" svg:y2="11.414cm">
          <text:p/>
        </draw:line>
        <draw:line draw:style-name="gr52" draw:text-style-name="P1" draw:layer="Connections" svg:x1="15.558cm" svg:y1="11.414cm" svg:x2="15.559cm" svg:y2="12.811cm">
          <text:p/>
        </draw:line>
        <draw:line draw:style-name="gr52" draw:text-style-name="P1" draw:layer="Connections" svg:x1="19.495cm" svg:y1="12.81cm" svg:x2="15.559cm" svg:y2="12.811cm">
          <text:p/>
        </draw:line>
        <draw:line draw:style-name="gr62" draw:text-style-name="P1" draw:layer="Connections" svg:x1="2.605cm" svg:y1="10.906cm" svg:x2="5.77cm" svg:y2="10.905cm">
          <text:p/>
        </draw:line>
        <draw:line draw:style-name="gr50" draw:text-style-name="P1" draw:layer="Connections" svg:x1="2.606cm" svg:y1="10.907cm" svg:x2="2.605cm" svg:y2="17.637cm">
          <text:p/>
        </draw:line>
        <draw:line draw:style-name="gr63" draw:text-style-name="P1" draw:layer="Connections" svg:x1="15.559cm" svg:y1="17.637cm" svg:x2="2.605cm" svg:y2="17.638cm">
          <text:p/>
        </draw:line>
        <draw:line draw:style-name="gr63" draw:text-style-name="P1" draw:layer="Connections" svg:x1="15.559cm" svg:y1="17.637cm" svg:x2="15.559cm" svg:y2="14.335cm">
          <text:p/>
        </draw:line>
        <draw:line draw:style-name="gr50" draw:text-style-name="P1" draw:layer="Connections" svg:x1="19.496cm" svg:y1="14.335cm" svg:x2="15.559cm" svg:y2="14.335cm">
          <text:p/>
        </draw:line>
        <draw:line draw:style-name="gr64" draw:text-style-name="P1" draw:layer="Connections" svg:x1="12.765cm" svg:y1="9.128cm" svg:x2="16.321cm" svg:y2="9.128cm">
          <text:p/>
        </draw:line>
        <draw:line draw:style-name="gr64" draw:text-style-name="P1" draw:layer="Connections" svg:x1="16.321cm" svg:y1="13.319cm" svg:x2="16.321cm" svg:y2="9.128cm">
          <text:p/>
        </draw:line>
        <draw:line draw:style-name="gr64" draw:text-style-name="P1" draw:layer="Connections" svg:x1="16.321cm" svg:y1="13.319cm" svg:x2="19.496cm" svg:y2="13.319cm">
          <text:p/>
        </draw:line>
        <draw:custom-shape draw:style-name="gr65" draw:text-style-name="P1" draw:layer="Connections" svg:width="3.81cm" svg:height="3.683cm" svg:x="19.115cm" svg:y="16.11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441.545893719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" draw:layer="Connections" svg:width="0.674cm" svg:height="0.686cm" svg:x="21.927cm" svg:y="16.3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7" draw:text-style-name="P1" draw:layer="Connections" svg:width="0.674cm" svg:height="0.686cm" svg:x="21.928cm" svg:y="17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8" draw:text-style-name="P1" draw:layer="Connections" svg:width="0.674cm" svg:height="0.686cm" svg:x="21.927cm" svg:y="17.9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custom-shape draw:style-name="gr29" draw:text-style-name="P1" draw:layer="Connections" svg:width="0.491cm" svg:height="0.484cm" svg:x="19.681cm" svg:y="16.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" draw:layer="Connections" svg:width="0.294cm" svg:height="0.289cm" svg:x="19.781cm" svg:y="16.5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1" draw:text-style-name="P1" draw:layer="Connections" svg:width="0.491cm" svg:height="0.485cm" svg:x="19.681cm" svg:y="17.26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" draw:layer="Connections" svg:width="0.294cm" svg:height="0.288cm" svg:x="19.781cm" svg:y="17.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1" draw:text-style-name="P1" draw:layer="Connections" svg:width="0.491cm" svg:height="0.485cm" svg:x="19.681cm" svg:y="18.07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" draw:layer="Connections" svg:width="0.294cm" svg:height="0.288cm" svg:x="19.781cm" svg:y="18.1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9" draw:text-style-name="P1" draw:layer="Connections" svg:width="0.491cm" svg:height="0.484cm" svg:x="19.681cm" svg:y="18.8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" draw:layer="Connections" svg:width="0.294cm" svg:height="0.289cm" svg:x="19.781cm" svg:y="18.9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9" draw:text-style-name="P3" draw:layer="Connections" svg:width="1.417cm" svg:height="0.608cm" svg:x="20.258cm" svg:y="16.386cm">
          <text:p text:style-name="P1"><text:span text:style-name="T2">LED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" draw:layer="Connections" svg:width="1.417cm" svg:height="0.608cm" svg:x="20.258cm" svg:y="17.187cm">
          <text:p text:style-name="P1"><text:span text:style-name="T2">LED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" draw:layer="Connections" svg:width="1.417cm" svg:height="0.608cm" svg:x="20.258cm" svg:y="17.988cm">
          <text:p text:style-name="P1"><text:span text:style-name="T2">LED3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Connections" svg:width="1.417cm" svg:height="0.608cm" svg:x="20.258cm" svg:y="18.789cm">
          <text:p text:style-name="P5"><text:span text:style-name="T1">GN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1" draw:text-style-name="P1" draw:layer="Connections" svg:x1="2.224cm" svg:y1="9.128cm" svg:x2="5.771cm" svg:y2="9.106cm">
          <text:p/>
        </draw:line>
        <draw:line draw:style-name="gr72" draw:text-style-name="P1" draw:layer="Connections" svg:x1="2.225cm" svg:y1="9.128cm" svg:x2="2.224cm" svg:y2="18.145cm">
          <text:p/>
        </draw:line>
        <draw:line draw:style-name="gr73" draw:text-style-name="P1" draw:layer="Connections" svg:x1="15.94cm" svg:y1="18.145cm" svg:x2="2.225cm" svg:y2="18.146cm">
          <text:p/>
        </draw:line>
        <draw:line draw:style-name="gr73" draw:text-style-name="P1" draw:layer="Connections" svg:x1="15.941cm" svg:y1="18.146cm" svg:x2="15.94cm" svg:y2="16.621cm">
          <text:p/>
        </draw:line>
        <draw:line draw:style-name="gr72" draw:text-style-name="P1" draw:layer="Connections" svg:x1="19.496cm" svg:y1="16.621cm" svg:x2="15.941cm" svg:y2="16.622cm">
          <text:p/>
        </draw:line>
        <draw:line draw:style-name="gr74" draw:text-style-name="P1" draw:layer="Connections" svg:x1="1.843cm" svg:y1="9.636cm" svg:x2="5.771cm" svg:y2="9.614cm">
          <text:p/>
        </draw:line>
        <draw:line draw:style-name="gr75" draw:text-style-name="P1" draw:layer="Connections" svg:x1="1.843cm" svg:y1="9.636cm" svg:x2="1.843cm" svg:y2="18.653cm">
          <text:p/>
        </draw:line>
        <draw:line draw:style-name="gr76" draw:text-style-name="P1" draw:layer="Connections" svg:x1="16.321cm" svg:y1="18.653cm" svg:x2="1.843cm" svg:y2="18.654cm">
          <text:p/>
        </draw:line>
        <draw:line draw:style-name="gr76" draw:text-style-name="P1" draw:layer="Connections" svg:x1="16.322cm" svg:y1="18.654cm" svg:x2="16.321cm" svg:y2="17.383cm">
          <text:p/>
        </draw:line>
        <draw:line draw:style-name="gr75" draw:text-style-name="P1" draw:layer="Connections" svg:x1="19.496cm" svg:y1="17.383cm" svg:x2="16.322cm" svg:y2="17.384cm">
          <text:p/>
        </draw:line>
        <draw:line draw:style-name="gr61" draw:text-style-name="P1" draw:layer="Connections" svg:x1="19.496cm" svg:y1="18.272cm" svg:x2="16.702cm" svg:y2="18.272cm">
          <text:p/>
        </draw:line>
        <draw:line draw:style-name="gr77" draw:text-style-name="P1" draw:layer="Connections" svg:x1="16.702cm" svg:y1="19.161cm" svg:x2="16.702cm" svg:y2="18.272cm">
          <text:p/>
        </draw:line>
        <draw:line draw:style-name="gr77" draw:text-style-name="P1" draw:layer="Connections" svg:x1="16.702cm" svg:y1="19.162cm" svg:x2="1.462cm" svg:y2="19.161cm">
          <text:p/>
        </draw:line>
        <draw:line draw:style-name="gr61" draw:text-style-name="P1" draw:layer="Connections" svg:x1="1.462cm" svg:y1="10.271cm" svg:x2="1.462cm" svg:y2="19.162cm">
          <text:p/>
        </draw:line>
        <draw:line draw:style-name="gr78" draw:text-style-name="P1" draw:layer="Connections" svg:x1="1.462cm" svg:y1="10.272cm" svg:x2="5.78cm" svg:y2="10.271cm">
          <text:p/>
        </draw:line>
        <draw:line draw:style-name="gr52" draw:text-style-name="P1" draw:layer="Connections" svg:x1="12.779cm" svg:y1="9.763cm" svg:x2="16.829cm" svg:y2="9.763cm">
          <text:p/>
        </draw:line>
        <draw:line draw:style-name="gr79" draw:text-style-name="P1" draw:layer="Connections" svg:x1="12.779cm" svg:y1="9.763cm" svg:x2="17.21cm" svg:y2="9.763cm">
          <text:p/>
        </draw:line>
        <draw:line draw:style-name="gr52" draw:text-style-name="P1" draw:layer="Connections" svg:x1="17.21cm" svg:y1="19.161cm" svg:x2="17.21cm" svg:y2="9.763cm">
          <text:p/>
        </draw:line>
        <draw:line draw:style-name="gr52" draw:text-style-name="P1" draw:layer="Connections" svg:x1="17.21cm" svg:y1="19.161cm" svg:x2="19.496cm" svg:y2="19.16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nection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0T11:15:13.963459259</meta:creation-date>
    <dc:date>2015-10-11T20:55:36.435141021</dc:date>
    <meta:editing-duration>PT2H54M2S</meta:editing-duration>
    <meta:editing-cycles>10</meta:editing-cycles>
    <meta:generator>LibreOffice/4.3.7.2$Linux_x86 LibreOffice_project/430m0$Build-2</meta:generator>
    <meta:document-statistic meta:object-count="286"/>
  </office:meta>
</office:document-meta>
</file>